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xml:id="id4" draw:id="id4" draw:layer="layout" svg:width="3.651cm" svg:height="1.281cm" svg:x="6.563cm" svg:y="7.018cm">
          <text:p text:style-name="P1">Function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1" xml:id="id3" draw:id="id3" draw:layer="layout" svg:width="1.91cm" svg:height="1.596cm" svg:x="6.713cm" svg:y="15.415cm">
          <text:p text:style-name="P1">Tag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xml:id="id5" draw:id="id5" draw:layer="layout" svg:width="3.239cm" svg:height="1.505cm" svg:x="6.772cm" svg:y="4.777cm">
          <text:p text:style-name="P1">Variable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xml:id="id1" draw:id="id1" draw:layer="layout" svg:width="3.239cm" svg:height="1.505cm" svg:x="0.635cm" svg:y="0.635cm">
          <text:p text:style-name="P1">Module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7.573cm" svg:height="1.46cm" svg:x="6.538cm" svg:y="9.008cm">
          <text:p text:style-name="P1">Algebraic Data Type</text:p>
          <draw:enhanced-geometry svg:viewBox="0 0 21600 21600" draw:extrusion="true" draw:type="rectangle" draw:enhanced-path="M 0 0 L 21600 0 21600 21600 0 21600 0 0 Z N"/>
        </draw:custom-shape>
        <draw:connector draw:style-name="gr3" draw:layer="layout" draw:type="curve" svg:x1="3.874cm" svg:y1="1.387cm" svg:x2="6.687cm" svg:y2="1.365cm" draw:start-shape="id1" draw:end-shape="id2" draw:end-glue-point="3" svg:d="m3874 1387c2446 0 1040-22 2813-22">
          <text:p/>
        </draw:connector>
        <draw:custom-shape draw:style-name="gr2" draw:text-style-name="P1" xml:id="id7" draw:id="id7" draw:layer="layout" svg:width="3.879cm" svg:height="1.505cm" svg:x="6.486cm" svg:y="13.182cm">
          <text:p text:style-name="P1">Annotation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xml:id="id6" draw:id="id6" draw:layer="layout" svg:width="2.19cm" svg:height="1.596cm" svg:x="6.602cm" svg:y="10.997cm">
          <text:p text:style-name="P1">Alias</text:p>
          <draw:enhanced-geometry svg:viewBox="0 0 21600 21600" draw:extrusion="true" draw:type="rectangle" draw:enhanced-path="M 0 0 L 21600 0 21600 21600 0 21600 0 0 Z N"/>
        </draw:custom-shape>
        <draw:g>
          <draw:line draw:style-name="gr3" draw:layer="layout" svg:x1="1.709cm" svg:y1="17.634cm" svg:x2="3.762cm" svg:y2="17.634cm">
            <text:p/>
          </draw:line>
          <draw:frame draw:style-name="gr4" draw:layer="layout" svg:width="4.925cm" svg:height="0.937cm" svg:x="4.354cm" svg:y="17.133cm">
            <draw:text-box>
              <text:p>= may-contain</text:p>
            </draw:text-box>
          </draw:frame>
        </draw:g>
        <draw:custom-shape draw:style-name="gr1" draw:text-style-name="P1" xml:id="id2" draw:id="id2" draw:layer="layout" svg:width="3.148cm" svg:height="1.46cm" svg:x="6.687cm" svg:y="0.635cm">
          <text:p text:style-name="P1">Import</text:p>
          <draw:enhanced-geometry svg:viewBox="0 0 21600 21600" draw:extrusion="true" draw:type="rectangle" draw:enhanced-path="M 0 0 L 21600 0 21600 21600 0 21600 0 0 Z N"/>
        </draw:custom-shape>
        <draw:connector draw:style-name="gr3" draw:layer="layout" draw:line-skew="-0.281cm" svg:x1="3.874cm" svg:y1="1.387cm" svg:x2="6.713cm" svg:y2="16.213cm" draw:start-shape="id1" draw:end-shape="id3" svg:d="m3874 1387h1363v14826h1476">
          <text:p/>
        </draw:connector>
        <draw:connector draw:style-name="gr3" draw:layer="layout" draw:type="line" svg:x1="5.28cm" svg:y1="7.654cm" svg:x2="6.563cm" svg:y2="7.658cm" draw:end-shape="id4" svg:d="m5280 7654 1283 4">
          <text:p/>
        </draw:connector>
        <draw:connector draw:style-name="gr3" draw:layer="layout" draw:type="line" svg:x1="5.301cm" svg:y1="5.534cm" svg:x2="6.772cm" svg:y2="5.529cm" draw:end-shape="id5" svg:d="m5301 5534 1471-5">
          <text:p/>
        </draw:connector>
        <draw:line draw:style-name="gr3" draw:layer="layout" svg:x1="5.258cm" svg:y1="3.477cm" svg:x2="6.75cm" svg:y2="3.484cm">
          <text:p/>
        </draw:line>
        <draw:connector draw:style-name="gr3" draw:layer="layout" draw:type="line" svg:x1="5.216cm" svg:y1="11.811cm" svg:x2="6.602cm" svg:y2="11.795cm" draw:end-shape="id6" draw:end-glue-point="3" svg:d="m5216 11811 1386-16">
          <text:p/>
        </draw:connector>
        <draw:connector draw:style-name="gr3" draw:layer="layout" draw:type="line" svg:x1="5.259cm" svg:y1="13.931cm" svg:x2="6.486cm" svg:y2="13.934cm" draw:end-shape="id7" draw:end-glue-point="3" svg:d="m5259 13931 1227 3">
          <text:p/>
        </draw:connector>
        <draw:custom-shape draw:style-name="gr1" draw:text-style-name="P1" draw:layer="layout" svg:width="7.573cm" svg:height="1.46cm" svg:x="6.729cm" svg:y="2.732cm">
          <text:p text:style-name="P1">Syntax Definition</text:p>
          <draw:enhanced-geometry svg:viewBox="0 0 21600 21600" draw:extrusion="true" draw:type="rectangle" draw:enhanced-path="M 0 0 L 21600 0 21600 21600 0 21600 0 0 Z N"/>
        </draw:custom-shape>
        <draw:connector draw:style-name="gr3" draw:layer="layout" draw:type="line" svg:x1="5.239cm" svg:y1="9.605cm" svg:x2="6.522cm" svg:y2="9.609cm" svg:d="m5239 9605 1283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203</meta:generator>
    <meta:creation-date>2003-11-20T08:45:33</meta:creation-date>
    <dc:date>2011-10-26T13:13:24</dc:date>
    <dc:language>en-US</dc:language>
    <meta:editing-cycles>24</meta:editing-cycles>
    <meta:editing-duration>PT3H47M38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